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0B31C38E9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761cm" svg:height="3.74cm" svg:x="3.739cm" svg:y="9.26cm">
          <draw:image xlink:href="Pictures/10000000000001900000010B31C38E9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HK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 PL UMing HK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7-28T17:54:37</dc:date>
    <dc:creator>Situ </dc:creator>
    <meta:document-statistic meta:object-count="1"/>
    <meta:generator>OpenOffice.org/3.2$Linux OpenOffice.org_project/320m12$Build-9483</meta:generator>
  </office:meta>
</office:document-meta>
</file>